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1A0000001AF7BE8BAB8FFD6899.png" manifest:media-type="image/png"/>
  <manifest:file-entry manifest:full-path="Pictures/1000000000000020000000204B249CA79A42C6D7.png" manifest:media-type="image/png"/>
  <manifest:file-entry manifest:full-path="Pictures/100002010000006400000064A35DDB637ABFDDEB.png" manifest:media-type="image/png"/>
  <manifest:file-entry manifest:full-path="Pictures/10000000000004B70000007BB69155FE38B2D932.png" manifest:media-type="image/png"/>
  <manifest:file-entry manifest:full-path="Pictures/10000201000000190000001992E89392DF9FB107.png" manifest:media-type="image/png"/>
  <manifest:file-entry manifest:full-path="Pictures/1000020100000064000000642FF6ABCAB27CDB9F.png" manifest:media-type="image/png"/>
  <manifest:file-entry manifest:full-path="Pictures/1000045E0000029500000295B84E0AC9CD2AC961.svg" manifest:media-type="image/svg+xml"/>
  <manifest:file-entry manifest:full-path="Pictures/1000019B000002950000029553356F29EAEBEDCC.svg" manifest:media-type="image/svg+xml"/>
  <manifest:file-entry manifest:full-path="Pictures/1000020100000019000000196CD8AEA005A047B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00cc" draw:textarea-horizontal-align="justify" draw:textarea-vertical-align="middle" draw:auto-grow-height="false" fo:min-height="16.65cm" fo:min-width="34cm"/>
    </style:style>
    <style:style style:name="gr3" style:family="graphic" style:parent-style-name="standard">
      <style:graphic-properties svg:stroke-color="#ffffff" draw:fill-color="#ff3333" draw:textarea-horizontal-align="justify" draw:textarea-vertical-align="middle" draw:auto-grow-height="false" fo:min-height="1.15cm" fo:min-width="6.9cm"/>
      <style:paragraph-properties style:writing-mode="lr-tb"/>
    </style:style>
    <style:style style:name="gr4" style:family="graphic" style:parent-style-name="standard">
      <style:graphic-properties draw:fill-color="#0000cc" draw:textarea-horizontal-align="justify" draw:textarea-vertical-align="middle" draw:auto-grow-height="false" fo:min-height="16.65cm" fo:min-width="34.3cm"/>
    </style:style>
    <style:style style:name="gr5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1.15cm" fo:min-width="6.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" style:family="graphic" style:parent-style-name="standard">
      <style:graphic-properties draw:fill-color="#ff3333" draw:textarea-horizontal-align="justify" draw:textarea-vertical-align="middle" draw:auto-grow-height="false" fo:min-height="1.25cm" fo:min-width="1.6cm"/>
      <style:paragraph-properties style:writing-mode="lr-tb"/>
    </style:style>
    <style:style style:name="gr8" style:family="graphic" style:parent-style-name="standard">
      <style:graphic-properties draw:fill-color="#ffffff" draw:opacity="100%" draw:textarea-horizontal-align="justify" draw:textarea-vertical-align="middle" draw:auto-grow-height="false" fo:min-height="2.75cm" fo:min-width="2.1cm"/>
    </style:style>
    <style:style style:name="gr9" style:family="graphic" style:parent-style-name="Objeto_20_sem_20_preenchimento_20_nem_20_linha">
      <style:graphic-properties draw:stroke="none" draw:fill="none" draw:fill-color="#ffffff" draw:opacity="100%" draw:textarea-vertical-align="middle" draw:shadow="hidden" draw:color-mode="mono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-color="#ffffff" draw:opacity="100%" draw:textarea-horizontal-align="justify" draw:textarea-vertical-align="middle" draw:auto-grow-height="false" fo:min-height="0.174cm" fo:min-width="0cm"/>
    </style:style>
    <style:style style:name="gr11" style:family="graphic" style:parent-style-name="Objeto_20_sem_20_preenchimento_20_nem_20_linha">
      <style:graphic-properties draw:stroke="none" draw:fill="none" draw:textarea-vertical-align="middle" draw:color-mode="mono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fo:min-height="1.85cm"/>
      <style:paragraph-properties style:writing-mode="lr-tb"/>
    </style:style>
    <style:style style:name="gr13" style:family="graphic" style:parent-style-name="standard">
      <style:graphic-properties draw:fill-color="#ff3333" draw:textarea-horizontal-align="justify" draw:textarea-vertical-align="middle" draw:auto-grow-height="false" fo:min-height="1.25cm" fo:min-width="2.2cm"/>
      <style:paragraph-properties style:writing-mode="lr-tb"/>
    </style:style>
    <style:style style:name="gr14" style:family="graphic" style:parent-style-name="objectwithoutfill">
      <style:graphic-properties draw:stroke="dash" draw:stroke-dash="Fine_20_Dashed" svg:stroke-opacity="100%" draw:fill="none" draw:textarea-vertical-align="middle"/>
    </style:style>
    <style:style style:name="gr15" style:family="graphic" style:parent-style-name="standard">
      <style:graphic-properties svg:stroke-color="#000000" draw:fill-color="#dddddd" draw:opacity="100%" draw:textarea-horizontal-align="justify" draw:textarea-vertical-align="middle" draw:auto-grow-height="false" fo:min-height="1.15cm" fo:min-width="7cm"/>
      <style:paragraph-properties style:writing-mode="lr-tb"/>
    </style:style>
    <style:style style:name="gr16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0.45cm" fo:min-width="3.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9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1.15cm" fo:min-width="6.9cm"/>
      <style:paragraph-properties style:writing-mode="lr-tb"/>
    </style:style>
    <style:style style:name="gr20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-1%" draw:green="0%" draw:blue="0%" fo:clip="rect(0cm, 0cm, 0cm, 0cm)" draw:image-opacity="100%" style:mirror="none"/>
    </style:style>
    <style:style style:name="gr21" style:family="graphic" style:parent-style-name="standard">
      <style:graphic-properties draw:fill-color="#99ff66" draw:textarea-horizontal-align="justify" draw:textarea-vertical-align="middle" draw:auto-grow-height="false" fo:min-height="2.25cm" fo:min-width="6.9cm"/>
      <style:paragraph-properties style:writing-mode="lr-tb"/>
    </style:style>
    <style:style style:name="gr22" style:family="graphic" style:parent-style-name="standard">
      <style:graphic-properties draw:fill-color="#ff3333" draw:textarea-horizontal-align="justify" draw:textarea-vertical-align="middle" draw:auto-grow-height="false" fo:min-height="1.15cm" fo:min-width="2.8cm"/>
      <style:paragraph-properties style:writing-mode="lr-tb"/>
    </style:style>
    <style:style style:name="gr23" style:family="graphic" style:parent-style-name="standard">
      <style:graphic-properties svg:stroke-color="#ffffff" draw:fill-color="#ff3333" draw:textarea-horizontal-align="justify" draw:textarea-vertical-align="middle" draw:auto-grow-height="false" fo:min-height="6.25cm" fo:min-width="29.1cm"/>
      <style:paragraph-properties style:writing-mode="lr-tb"/>
    </style:style>
    <style:style style:name="gr24" style:family="graphic" style:parent-style-name="standard">
      <style:graphic-properties svg:stroke-color="#ffffff" draw:fill-color="#ff3333" draw:textarea-horizontal-align="justify" draw:textarea-vertical-align="middle" draw:auto-grow-height="false" fo:min-height="9.65cm" fo:min-width="29.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cc"/>
      <style:paragraph-properties fo:text-align="center"/>
      <style:text-properties fo:font-weight="bold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3333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6" style:family="paragraph">
      <loext:graphic-properties draw:fill-color="#0000cc"/>
      <style:paragraph-properties fo:text-align="center"/>
    </style:style>
    <style:style style:name="P7" style:family="paragraph">
      <loext:graphic-properties draw:fill-color="#ffffff" draw:opacity="100%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8pt"/>
    </style:style>
    <style:style style:name="P9" style:family="paragraph">
      <loext:graphic-properties draw:fill-color="#ff3333"/>
      <style:paragraph-properties fo:text-align="center" style:writing-mode="lr-tb"/>
      <style:text-properties fo:font-size="18pt"/>
    </style:style>
    <style:style style:name="P10" style:family="paragraph">
      <loext:graphic-properties draw:fill="none" draw:fill-color="#ffffff" draw:opacity="100%"/>
      <style:paragraph-properties fo:text-align="center"/>
      <style:text-properties fo:font-weight="bold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333333" loext:opacity="100%" fo:font-size="40pt" style:font-size-asian="40pt" style:font-size-complex="40pt"/>
    </style:style>
    <style:style style:name="P13" style:family="paragraph">
      <loext:graphic-properties draw:fill-color="#dddddd" draw:opacity="100%"/>
      <style:paragraph-properties fo:text-align="center" style:writing-mode="lr-tb"/>
      <style:text-properties fo:font-size="18pt"/>
    </style:style>
    <style:style style:name="P14" style:family="paragraph">
      <loext:graphic-properties draw:fill-color="#ffffff" draw:opacity="0%"/>
      <style:paragraph-properties fo:text-align="center" style:writing-mode="lr-tb"/>
      <style:text-properties fo:font-size="18pt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-color="#ffffff" draw:opacity="100%"/>
      <style:paragraph-properties fo:text-align="center" style:writing-mode="lr-tb"/>
    </style:style>
    <style:style style:name="P17" style:family="paragraph">
      <loext:graphic-properties draw:fill-color="#99ff66"/>
      <style:paragraph-properties fo:text-align="center" style:writing-mode="lr-tb"/>
      <style:text-properties fo:color="#f5fffa" loext:opacity="100%"/>
    </style:style>
    <style:style style:name="P18" style:family="paragraph">
      <style:paragraph-properties fo:text-align="start" style:writing-mode="lr-tb"/>
    </style:style>
    <style:style style:name="P19" style:family="paragraph">
      <loext:graphic-properties draw:fill-color="#ff3333"/>
      <style:paragraph-properties fo:text-align="start" style:writing-mode="lr-tb"/>
    </style:style>
    <style:style style:name="T1" style:family="text">
      <style:text-properties fo:font-size="18pt"/>
    </style:style>
    <style:style style:name="T2" style:family="text">
      <style:text-properties fo:color="#333333" loext:opacity="100%" fo:font-size="40pt" style:font-size-asian="40pt" style:font-size-complex="40pt"/>
    </style:style>
    <style:style style:name="T3" style:family="text">
      <style:text-properties fo:color="#f5fffa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31.934cm" svg:height="3.253cm" svg:x="1.4cm" svg:y="2cm">
          <draw:image xlink:href="Pictures/10000000000004B70000007BB69155FE38B2D932.png" xlink:type="simple" xlink:show="embed" xlink:actuate="onLoad" draw:mime-type="image/png">
            <text:p/>
          </draw:image>
        </draw:frame>
        <draw:custom-shape draw:style-name="gr2" draw:text-style-name="P2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4cm" svg:height="1.4cm" svg:x="13.9cm" svg:y="5.9cm">
          <text:p text:style-name="P3">Inici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7.4cm" svg:height="1.4cm" svg:x="13.9cm" svg:y="8.5cm">
          <text:p text:style-name="P3">Novo jog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7.4cm" svg:height="1.4cm" svg:x="13.9cm" svg:y="11.3cm">
          <text:p text:style-name="P3">Carrreg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7.4cm" svg:height="1.4cm" svg:x="13.9cm" svg:y="13.8cm">
          <text:p text:style-name="P5">Quem somos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Padrão">
        <draw:custom-shape draw:style-name="gr4" draw:text-style-name="P6" draw:layer="layout" svg:width="34.8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7.4cm" svg:height="1.4cm" svg:x="12.1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8" draw:layer="layout" svg:width="2.369cm" svg:height="0.962cm" svg:x="9.9cm" svg:y="7.7cm">
          <draw:text-box>
            <text:p><text:span text:style-name="T1">Nome:</text:span></text:p>
          </draw:text-box>
        </draw:frame>
        <draw:custom-shape draw:style-name="gr7" draw:text-style-name="P9" draw:layer="layout" svg:width="2.1cm" svg:height="1.5cm" svg:x="20.2cm" svg:y="7.306cm">
          <text:p text:style-name="P3"><text:span text:style-name="T1">Entrar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.6cm" svg:height="3cm" svg:x="12.1cm" svg:y="10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.645cm" svg:height="2.645cm" svg:x="12.546cm" svg:y="10.266cm">
          <draw:image xlink:href="Pictures/100002010000006400000064A35DDB637ABFDDEB.png" xlink:type="simple" xlink:show="embed" xlink:actuate="onLoad" draw:mime-type="image/png">
            <text:p/>
          </draw:image>
        </draw:frame>
        <draw:custom-shape draw:style-name="gr10" draw:text-style-name="P7" draw:layer="layout" svg:width="0.6cm" svg:height="0.6cm" draw:transform="skewX (0.0300196631343025) translate (12.318cm 11.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2.6cm" svg:height="3cm" svg:x="15.8cm" svg:y="10cm">
          <text:p/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2.645cm" svg:height="2.645cm" svg:x="16.028cm" svg:y="10.453cm">
          <draw:image xlink:href="Pictures/1000020100000064000000642FF6ABCAB27CDB9F.png" xlink:type="simple" xlink:show="embed" xlink:actuate="onLoad" draw:mime-type="image/png">
            <text:p/>
          </draw:image>
        </draw:frame>
        <draw:custom-shape draw:style-name="gr10" draw:text-style-name="P7" draw:layer="layout" svg:width="0.6cm" svg:height="0.6cm" draw:transform="skewX (0.0300196631343025) translate (16.118cm 11.1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2" draw:layer="layout" svg:width="8.6cm" svg:height="2.1cm" svg:x="11.8cm" svg:y="4.6cm">
          <draw:text-box>
            <text:p text:style-name="P11"><text:span text:style-name="T2">Iniciando </text:span></text:p>
          </draw:text-box>
        </draw:frame>
      </draw:page>
      <draw:page draw:name="page3" draw:style-name="dp1" draw:master-page-name="Padrão">
        <draw:custom-shape draw:style-name="gr2" draw:text-style-name="P6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7.4cm" svg:height="1.4cm" svg:x="11.9cm" svg:y="1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2.7cm" svg:height="1.5cm" svg:x="20.3cm" svg:y="0.9cm">
          <text:p text:style-name="P3"><text:span text:style-name="T1">Reposta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0cm" svg:y1="8cm" svg:x2="12.1cm" svg:y2="8cm">
          <text:p/>
        </draw:line>
        <draw:custom-shape draw:style-name="gr5" draw:text-style-name="P7" draw:layer="layout" svg:width="7.4cm" svg:height="1.4cm" svg:x="12.2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2.7cm" svg:height="1.5cm" svg:x="20.3cm" svg:y="13.9cm">
          <text:p text:style-name="P3"><text:span text:style-name="T1">Reposta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.645cm" svg:height="2.645cm" svg:x="9.747cm" svg:y="12.667cm">
          <draw:image xlink:href="Pictures/100002010000006400000064A35DDB637ABFDDEB.png" xlink:type="simple" xlink:show="embed" xlink:actuate="onLoad" draw:mime-type="image/png">
            <text:p/>
          </draw:image>
        </draw:frame>
        <draw:frame draw:style-name="gr9" draw:text-style-name="P10" draw:layer="layout" svg:width="2.645cm" svg:height="2.645cm" svg:x="9.748cm" svg:y="0.968cm">
          <draw:image xlink:href="Pictures/100002010000006400000064A35DDB637ABFDDEB.png" xlink:type="simple" xlink:show="embed" xlink:actuate="onLoad" draw:mime-type="image/png">
            <text:p/>
          </draw:image>
        </draw:frame>
        <draw:custom-shape draw:style-name="gr15" draw:text-style-name="P13" draw:layer="layout" svg:width="7.5cm" svg:height="1.4cm" svg:x="12.1cm" svg:y="7cm">
          <text:p text:style-name="P3"><text:span text:style-name="T1">38+24 =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19.6cm" svg:y1="8cm" svg:x2="34.5cm" svg:y2="8cm">
          <text:p/>
        </draw:line>
        <draw:custom-shape draw:style-name="gr16" draw:text-style-name="P14" draw:layer="layout" svg:width="4cm" svg:height="0.7cm" svg:x="13.4cm" svg:y="8.7cm">
          <text:p text:style-name="P3"><text:span text:style-name="T1">05:00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controls" svg:width="2.7cm" svg:height="1.5cm" svg:x="7cm" svg:y="13.7cm">
          <text:p text:style-name="P3"><text:span text:style-name="T1">sair</text:span></text:p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1.532cm" svg:height="1.532cm" svg:x="23.564cm" svg:y="13.968cm">
          <draw:image xlink:href="Pictures/100002010000001A0000001AF7BE8BAB8FFD6899.png" xlink:type="simple" xlink:show="embed" xlink:actuate="onLoad" draw:mime-type="image/png">
            <text:p/>
          </draw:image>
        </draw:frame>
        <draw:frame draw:style-name="gr17" draw:text-style-name="P15" draw:layer="layout" svg:width="5.5cm" svg:height="1.1cm" svg:x="12.9cm" svg:y="12.5cm">
          <draw:text-box>
            <text:p text:style-name="P11">Maria</text:p>
          </draw:text-box>
        </draw:frame>
        <draw:frame draw:style-name="gr17" draw:text-style-name="P15" draw:layer="layout" svg:width="5.5cm" svg:height="1.1cm" svg:x="12.9cm" svg:y="2.6cm">
          <draw:text-box>
            <text:p text:style-name="P11">Oponente </text:p>
          </draw:text-box>
        </draw:frame>
        <draw:frame draw:style-name="gr18" draw:text-style-name="P15" draw:layer="layout" svg:width="6.3cm" svg:height="2.384cm" svg:x="0.8cm" svg:y="1.3cm">
          <draw:text-box>
            <text:p text:style-name="P11">Placar</text:p>
            <text:p>Vitorias:0</text:p>
            <text:p>Derrotas:0</text:p>
          </draw:text-box>
        </draw:frame>
        <draw:frame draw:style-name="gr18" draw:text-style-name="P15" draw:layer="layout" svg:width="6.3cm" svg:height="2.384cm" svg:x="0.8cm" svg:y="8.3cm">
          <draw:text-box>
            <text:p text:style-name="P11">Placar</text:p>
            <text:p>Vitorias:0</text:p>
            <text:p>Derrotas:0</text:p>
          </draw:text-box>
        </draw:frame>
      </draw:page>
      <draw:page draw:name="page4" draw:style-name="dp1" draw:master-page-name="Padrão">
        <draw:custom-shape draw:style-name="gr2" draw:text-style-name="P6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7.4cm" svg:height="1.4cm" svg:x="11.9cm" svg:y="1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2.7cm" svg:height="1.5cm" svg:x="20.3cm" svg:y="0.9cm">
          <text:p text:style-name="P3"><text:span text:style-name="T1">Reposta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0cm" svg:y1="8cm" svg:x2="12.1cm" svg:y2="8cm">
          <text:p/>
        </draw:line>
        <draw:custom-shape draw:style-name="gr5" draw:text-style-name="P7" draw:layer="layout" svg:width="7.4cm" svg:height="1.4cm" svg:x="12.2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2.7cm" svg:height="1.5cm" svg:x="20.3cm" svg:y="13.9cm">
          <text:p text:style-name="P3"><text:span text:style-name="T1">Reposta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.645cm" svg:height="2.645cm" svg:x="9.747cm" svg:y="12.667cm">
          <draw:image xlink:href="Pictures/100002010000006400000064A35DDB637ABFDDEB.png" xlink:type="simple" xlink:show="embed" xlink:actuate="onLoad" draw:mime-type="image/png">
            <text:p/>
          </draw:image>
        </draw:frame>
        <draw:frame draw:style-name="gr9" draw:text-style-name="P10" draw:layer="layout" svg:width="2.645cm" svg:height="2.645cm" svg:x="9.748cm" svg:y="0.968cm">
          <draw:image xlink:href="Pictures/100002010000006400000064A35DDB637ABFDDEB.png" xlink:type="simple" xlink:show="embed" xlink:actuate="onLoad" draw:mime-type="image/png">
            <text:p/>
          </draw:image>
        </draw:frame>
        <draw:custom-shape draw:style-name="gr15" draw:text-style-name="P13" draw:layer="layout" svg:width="7.5cm" svg:height="1.4cm" svg:x="12.1cm" svg:y="7cm">
          <text:p text:style-name="P3"><text:span text:style-name="T1">38+24 =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19.6cm" svg:y1="8cm" svg:x2="34.5cm" svg:y2="8cm">
          <text:p/>
        </draw:line>
        <draw:custom-shape draw:style-name="gr16" draw:text-style-name="P14" draw:layer="layout" svg:width="4cm" svg:height="0.7cm" svg:x="13.4cm" svg:y="8.7cm">
          <text:p text:style-name="P3"><text:span text:style-name="T1">04:30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controls" svg:width="2.7cm" svg:height="1.5cm" svg:x="7cm" svg:y="13.7cm">
          <text:p text:style-name="P3"><text:span text:style-name="T1">sair</text:span></text:p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1.532cm" svg:height="1.532cm" svg:x="23.564cm" svg:y="13.968cm">
          <draw:image xlink:href="Pictures/100002010000001A0000001AF7BE8BAB8FFD6899.png" xlink:type="simple" xlink:show="embed" xlink:actuate="onLoad" draw:mime-type="image/png">
            <text:p/>
          </draw:image>
        </draw:frame>
        <draw:frame draw:style-name="gr17" draw:text-style-name="P15" draw:layer="layout" svg:width="5.5cm" svg:height="1.1cm" svg:x="12.9cm" svg:y="12.5cm">
          <draw:text-box>
            <text:p text:style-name="P11">Maria</text:p>
          </draw:text-box>
        </draw:frame>
        <draw:frame draw:style-name="gr17" draw:text-style-name="P15" draw:layer="layout" svg:width="5.5cm" svg:height="1.1cm" svg:x="12.9cm" svg:y="2.6cm">
          <draw:text-box>
            <text:p text:style-name="P11">Oponente </text:p>
          </draw:text-box>
        </draw:frame>
        <draw:frame draw:style-name="gr18" draw:text-style-name="P15" draw:layer="layout" svg:width="6.3cm" svg:height="2.384cm" svg:x="0.8cm" svg:y="1.3cm">
          <draw:text-box>
            <text:p text:style-name="P11">Placar</text:p>
            <text:p>Vitorias:0</text:p>
            <text:p>Derrotas:0</text:p>
          </draw:text-box>
        </draw:frame>
        <draw:frame draw:style-name="gr18" draw:text-style-name="P15" draw:layer="layout" svg:width="6.3cm" svg:height="2.384cm" svg:x="0.8cm" svg:y="8.3cm">
          <draw:text-box>
            <text:p text:style-name="P11">Placar</text:p>
            <text:p>Vitorias:0</text:p>
            <text:p>Derrotas:0</text:p>
          </draw:text-box>
        </draw:frame>
      </draw:page>
      <draw:page draw:name="page5" draw:style-name="dp1" draw:master-page-name="Padrão">
        <draw:custom-shape draw:style-name="gr2" draw:text-style-name="P6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7.4cm" svg:height="1.4cm" svg:x="11.9cm" svg:y="13.9cm">
          <text:p text:style-name="P3">6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2.7cm" svg:height="1.5cm" svg:x="20.3cm" svg:y="0.9cm">
          <text:p text:style-name="P3"><text:span text:style-name="T1">Reposta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0cm" svg:y1="8cm" svg:x2="12.1cm" svg:y2="8cm">
          <text:p/>
        </draw:line>
        <draw:custom-shape draw:style-name="gr5" draw:text-style-name="P16" draw:layer="layout" svg:width="7.4cm" svg:height="1.4cm" svg:x="12.2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2.7cm" svg:height="1.5cm" svg:x="20.3cm" svg:y="13.9cm">
          <text:p text:style-name="P3"><text:span text:style-name="T1">Reposta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.645cm" svg:height="2.645cm" svg:x="9.747cm" svg:y="12.667cm">
          <draw:image xlink:href="Pictures/100002010000006400000064A35DDB637ABFDDEB.png" xlink:type="simple" xlink:show="embed" xlink:actuate="onLoad" draw:mime-type="image/png">
            <text:p/>
          </draw:image>
        </draw:frame>
        <draw:frame draw:style-name="gr9" draw:text-style-name="P10" draw:layer="layout" svg:width="2.645cm" svg:height="2.645cm" svg:x="9.748cm" svg:y="0.968cm">
          <draw:image xlink:href="Pictures/100002010000006400000064A35DDB637ABFDDEB.png" xlink:type="simple" xlink:show="embed" xlink:actuate="onLoad" draw:mime-type="image/png">
            <text:p/>
          </draw:image>
        </draw:frame>
        <draw:custom-shape draw:style-name="gr15" draw:text-style-name="P13" draw:layer="layout" svg:width="7.5cm" svg:height="1.4cm" svg:x="12.1cm" svg:y="7cm">
          <text:p text:style-name="P3"><text:span text:style-name="T1">38+24 =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19.6cm" svg:y1="8cm" svg:x2="34.5cm" svg:y2="8cm">
          <text:p/>
        </draw:line>
        <draw:custom-shape draw:style-name="gr16" draw:text-style-name="P14" draw:layer="layout" svg:width="4cm" svg:height="0.7cm" svg:x="13.4cm" svg:y="8.7cm">
          <text:p text:style-name="P3"><text:span text:style-name="T1">04:30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controls" svg:width="2.7cm" svg:height="1.5cm" svg:x="7cm" svg:y="13.7cm">
          <text:p text:style-name="P3"><text:span text:style-name="T1">sair</text:span></text:p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1.532cm" svg:height="1.532cm" svg:x="23.564cm" svg:y="13.968cm">
          <draw:image xlink:href="Pictures/100002010000001A0000001AF7BE8BAB8FFD6899.png" xlink:type="simple" xlink:show="embed" xlink:actuate="onLoad" draw:mime-type="image/png">
            <text:p/>
          </draw:image>
        </draw:frame>
        <draw:frame draw:style-name="gr17" draw:text-style-name="P15" draw:layer="layout" svg:width="5.5cm" svg:height="1.1cm" svg:x="12.9cm" svg:y="12.5cm">
          <draw:text-box>
            <text:p text:style-name="P11">Maria</text:p>
          </draw:text-box>
        </draw:frame>
        <draw:frame draw:style-name="gr17" draw:text-style-name="P15" draw:layer="layout" svg:width="5.5cm" svg:height="1.1cm" svg:x="12.9cm" svg:y="2.6cm">
          <draw:text-box>
            <text:p text:style-name="P11">Oponente </text:p>
          </draw:text-box>
        </draw:frame>
        <draw:frame draw:style-name="gr18" draw:text-style-name="P15" draw:layer="layout" svg:width="6.3cm" svg:height="2.384cm" svg:x="0.8cm" svg:y="8.3cm">
          <draw:text-box>
            <text:p text:style-name="P11">Placar</text:p>
            <text:p>Vitorias:1</text:p>
            <text:p>Derrotas:0</text:p>
          </draw:text-box>
        </draw:frame>
        <draw:frame draw:style-name="gr18" draw:text-style-name="P15" draw:layer="layout" svg:width="6.3cm" svg:height="2.384cm" svg:x="0.8cm" svg:y="1.3cm">
          <draw:text-box>
            <text:p text:style-name="P11">Placar</text:p>
            <text:p>Vitorias:0</text:p>
            <text:p>Derrotas:-1</text:p>
          </draw:text-box>
        </draw:frame>
        <draw:frame draw:style-name="gr20" draw:text-style-name="P1" draw:layer="layout" svg:width="1.921cm" svg:height="1.921cm" svg:x="15.1cm" svg:y="9.808cm">
          <draw:image xlink:href="Pictures/1000019B000002950000029553356F29EAEBEDCC.svg" xlink:type="simple" xlink:show="embed" xlink:actuate="onLoad" draw:mime-type="image/svg+xml">
            <text:p/>
          </draw:image>
          <draw:image xlink:href="Pictures/10000201000000190000001992E89392DF9FB107.png" xlink:type="simple" xlink:show="embed" xlink:actuate="onLoad" draw:mime-type="image/png"/>
        </draw:frame>
        <draw:frame draw:style-name="gr1" draw:text-style-name="P1" draw:layer="layout" svg:width="1.7cm" svg:height="1.7cm" svg:x="15.2cm" svg:y="4.7cm">
          <draw:image xlink:href="Pictures/1000045E0000029500000295B84E0AC9CD2AC961.svg" xlink:type="simple" xlink:show="embed" xlink:actuate="onLoad" draw:mime-type="image/svg+xml">
            <text:p/>
          </draw:image>
          <draw:image xlink:href="Pictures/1000020100000019000000196CD8AEA005A047BF.png" xlink:type="simple" xlink:show="embed" xlink:actuate="onLoad" draw:mime-type="image/png"/>
        </draw:frame>
        <draw:custom-shape draw:style-name="gr21" draw:text-style-name="P17" draw:layer="layout" svg:width="7.4cm" svg:height="2.5cm" svg:x="27.1cm" svg:y="14.4cm">
          <text:p text:style-name="P3"><text:span text:style-name="T3">Salvado...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Padrão">
        <draw:custom-shape draw:style-name="gr2" draw:text-style-name="P6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4cm" svg:height="1.4cm" svg:x="3.9cm" svg:y="4.5cm">
          <text:p text:style-name="P3">Continuaçã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3.3cm" svg:height="1.4cm" svg:x="7.3cm" svg:y="2.1cm">
          <text:p text:style-name="P3">Selecionar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.7cm" svg:height="1.5cm" svg:x="4cm" svg:y="2.2cm">
          <text:p text:style-name="P3">sair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29.6cm" svg:height="6.5cm" svg:x="3.9cm" svg:y="6cm">
          <text:p text:style-name="P18"><text:s text:c="2"/>Nome <text:s/>| vitória |Derrota | data &amp; hora |</text:p>
          <text:p text:style-name="P18">Ex:</text:p>
          <text:p text:style-name="P18"><text:s text:c="3"/>Maria <text:s text:c="3"/>|34 <text:s/>|27| 19 de agosto de 2020 as 15:00|</text:p>
          <text:p text:style-name="P18"><text:s text:c="3"/>Mateus |56 |46| 20 de agosto de 202 as 16:00|</text:p>
          <text:p text:style-name="P18"/>
          <text:p text:style-name="P18"/>
          <text:p text:style-name="P18"/>
          <text:p text:style-name="P18"/>
          <text:p text:style-name="P18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0.6cm" svg:height="0.6cm" draw:transform="skewX (0.0300196631343025) translate (3.918cm 7.5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6cm" svg:height="0.6cm" draw:transform="skewX (0.0300196631343025) translate (3.918cm 8.2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3.3cm" svg:height="1.4cm" svg:x="11.4cm" svg:y="2.1cm">
          <text:p text:style-name="P3">Deletar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3.3cm" svg:height="1.4cm" svg:x="15.2cm" svg:y="2.1cm">
          <text:p text:style-name="P3">Deletar tudo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Padrão">
        <draw:custom-shape draw:style-name="gr2" draw:text-style-name="P6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4cm" svg:height="1.4cm" svg:x="3.9cm" svg:y="4.5cm">
          <text:p text:style-name="P3">Quem som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2.7cm" svg:height="1.5cm" svg:x="1.3cm" svg:y="1.3cm">
          <text:p text:style-name="P3">sair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29.6cm" svg:height="9.9cm" svg:x="3.9cm" svg:y="6cm">
          <text:p text:style-name="P18"/>
          <text:p text:style-name="P18"><text:s text:c="2"/>Sou um desenvolvedor de full stack quer estou encorajador há ajudar as criança de 8 anos que <text:s/></text:p>
          <text:p text:style-name="P18"><text:s text:c="2"/>precisão de reforço na matemática.</text:p>
          <text:p text:style-name="P18"/>
          <text:p text:style-name="P18"><text:s text:c="2"/>Nome: Kévin Vieira Gomes Guimarães</text:p>
          <text:p text:style-name="P18"/>
          <text:p text:style-name="P18"/>
          <text:p text:style-name="P18"/>
          <text:p text:style-name="P18"/>
          <text:p text:style-name="P18"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5000b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3" draw:fill-hatch-name="Hatching_20_1" draw:fill-image-name="Bitmape_20_1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e_20_1" draw:fill-image-width="0cm" draw:fill-image-height="0cm" draw:shadow="hidden" draw:shadow-offset-x="0.4cm" draw:shadow-offset-y="0.4cm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4.5cm" fo:page-height="16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6-04T13:41:59.441567042</meta:creation-date>
    <dc:date>2023-04-21T15:54:13.374000000</dc:date>
    <meta:editing-duration>PT10H32M35S</meta:editing-duration>
    <meta:editing-cycles>105</meta:editing-cycles>
    <meta:generator>LibreOffice/7.1.8.1$Windows_X86_64 LibreOffice_project/e1f30c802c3269a1d052614453f260e49458c82c</meta:generator>
    <meta:document-statistic meta:object-count="84"/>
  </office:meta>
</office:document-meta>
</file>